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 style:text-autospace="none">
        <style:tab-stops>
          <style:tab-stop style:position="0.566cm"/>
          <style:tab-stop style:position="1.133cm"/>
          <style:tab-stop style:position="1.7cm"/>
          <style:tab-stop style:position="2.267cm"/>
          <style:tab-stop style:position="2.834cm"/>
          <style:tab-stop style:position="3.401cm"/>
          <style:tab-stop style:position="3.968cm"/>
          <style:tab-stop style:position="4.535cm"/>
          <style:tab-stop style:position="5.102cm"/>
          <style:tab-stop style:position="5.669cm"/>
          <style:tab-stop style:position="6.236cm"/>
          <style:tab-stop style:position="6.803cm"/>
        </style:tab-stops>
      </style:paragraph-properties>
      <style:text-properties style:font-name="Helvetica" fo:font-size="12pt" style:font-size-asian="12pt" style:font-name-complex="Helvetica" style:font-size-complex="1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style:font-name="Helvetica" fo:font-size="12pt" style:font-size-asian="12pt" style:font-name-complex="Helvetica" style:font-size-complex="12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alb31</text:p></draw:rect><draw:rect text:anchor-type="paragraph" draw:z-index="3" draw:style-name="gr1" draw:text-style-name="P3" svg:width="3.652cm" svg:height="1.123cm" svg:x="13.425cm" svg:y="0.416cm"><text:p text:style-name="P3">20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28/01/2013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HTML Pages</text:p></draw:rect><draw:rect text:anchor-type="paragraph" draw:z-index="5" draw:style-name="gr1" draw:text-style-name="P3" svg:width="3.652cm" svg:height="1.123cm" svg:x="13.425cm" svg:y="0.55cm"><text:p text:style-name="P3">N/a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2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4"><text:span text:style-name="T2">the friends list is only 2 lists now - rich list - </text:span></text:p><text:p text:style-name="P4"><text:span text:style-name="T2">10 of your friends with top cash +</text:span></text:p><text:p text:style-name="P4"><text:span text:style-name="T2"><text:s/></text:span><text:span text:style-name="T2">all of your friends (put into 2 columns , just plain text) <text:s/></text:span>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9" draw:style-name="gr1" draw:text-style-name="P3" svg:width="3.652cm" svg:height="1.123cm" svg:x="13.16cm" svg:y="0.67cm"><text:p text:style-name="P3">28/01/2013</text:p></draw:rect><draw:rect text:anchor-type="paragraph" draw:z-index="8" draw:style-name="gr1" draw:text-style-name="P3" svg:width="4.287cm" svg:height="1.218cm" svg:x="4.641cm" svg:y="0.485cm"><text:p text:style-name="P3">alb31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Friends list is now only two columns.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alb31</text:p></draw:rect><draw:rect text:anchor-type="paragraph" draw:z-index="12" draw:style-name="gr1" draw:text-style-name="P3" svg:width="4.287cm" svg:height="1.218cm" svg:x="12.816cm" svg:y="0.564cm"><text:p text:style-name="P3">28/01/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1" draw:text-style-name="P3" svg:width="13.891cm" svg:height="3.506cm" svg:x="3.186cm" svg:y="0.035cm"><text:p text:style-name="P3">none</text:p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atha" svg:font-family="Lath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32:50.18</dc:date>
    <meta:editing-duration>PT2H50M34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